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44b68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517a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62b8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paragraph-rsid="00044b68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paragraph-rsid="000517ab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paragraph-rsid="00062b8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paragraph-rsid="0008bb93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8bb93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28pt" fo:font-weight="bold" officeooo:paragraph-rsid="00044b68" style:font-size-asian="28pt" style:font-weight-asian="bold" style:font-size-complex="28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20pt" fo:font-weight="normal" officeooo:rsid="0009f6a1" officeooo:paragraph-rsid="0009f6a1" style:font-size-asian="20pt" style:font-weight-asian="normal" style:font-size-complex="20pt" style:font-weight-complex="normal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 officeooo:rsid="00044b68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normal" officeooo:rsid="000517ab"/>
    </style:style>
    <style:style style:name="T4" style:family="text">
      <style:text-properties fo:font-variant="normal" fo:text-transform="none" fo:color="#1d1c1d" style:font-name="Slack-Lato" fo:font-size="11.25pt" fo:letter-spacing="normal" fo:font-style="normal" fo:font-weight="normal" officeooo:rsid="00062b8d"/>
    </style:style>
    <style:style style:name="T5" style:family="text">
      <style:text-properties fo:font-variant="normal" fo:text-transform="none" fo:color="#1d1c1d" style:font-name="Slack-Lato" fo:font-size="11.25pt" fo:letter-spacing="normal" fo:font-style="normal" fo:font-weight="normal" officeooo:rsid="0008bb93"/>
    </style:style>
    <style:style style:name="T6" style:family="text">
      <style:text-properties fo:font-variant="normal" fo:text-transform="none" fo:color="#1d1c1d" style:font-name="Slack-Lato" fo:font-size="11.25pt" fo:letter-spacing="normal" fo:font-style="normal" fo:font-weight="normal" officeooo:rsid="000ad628"/>
    </style:style>
    <style:style style:name="T7" style:family="text">
      <style:text-properties fo:font-variant="normal" fo:text-transform="none" fo:color="#1d1c1d" style:font-name="Slack-Lato" fo:font-size="11.25pt" fo:letter-spacing="normal" fo:font-style="normal" fo:font-weight="normal" officeooo:rsid="000c3a55"/>
    </style:style>
    <style:style style:name="T8" style:family="text">
      <style:text-properties fo:font-variant="normal" fo:text-transform="none" fo:color="#1d1c1d" style:font-name="Slack-Lato" fo:font-size="11.25pt" fo:letter-spacing="normal" fo:font-style="normal" fo:font-weight="normal" officeooo:rsid="000cc7aa"/>
    </style:style>
    <style:style style:name="T9" style:family="text">
      <style:text-properties fo:font-variant="normal" fo:text-transform="none" fo:color="#1d1c1d" style:font-name="Slack-Lato" fo:font-size="11.25pt" fo:letter-spacing="normal" fo:font-style="normal" fo:font-weight="normal" officeooo:rsid="000e5e2c"/>
    </style:style>
    <style:style style:name="T10" style:family="text">
      <style:text-properties fo:font-variant="normal" fo:text-transform="none" fo:color="#1d1c1d" style:font-name="Slack-Lato" fo:font-size="11.25pt" fo:letter-spacing="normal" fo:font-style="normal" fo:font-weight="normal" officeooo:rsid="00102f7f"/>
    </style:style>
    <style:style style:name="T11" style:family="text">
      <style:text-properties fo:font-variant="normal" fo:text-transform="none" fo:color="#1d1c1d" style:font-name="Slack-Lato" fo:font-size="11.25pt" fo:letter-spacing="normal" fo:font-style="normal" fo:font-weight="normal" officeooo:rsid="001065fd"/>
    </style:style>
    <style:style style:name="T12" style:family="text">
      <style:text-properties fo:font-variant="normal" fo:text-transform="none" fo:color="#1d1c1d" style:font-name="Slack-Lato" fo:letter-spacing="normal" fo:font-style="normal"/>
    </style:style>
    <style:style style:name="T13" style:family="text">
      <style:text-properties fo:font-variant="normal" fo:text-transform="none" fo:color="#1d1c1d" style:font-name="Slack-Lato" fo:letter-spacing="normal" fo:font-style="normal" fo:font-weight="normal"/>
    </style:style>
    <style:style style:name="T14" style:family="text">
      <style:text-properties fo:font-variant="normal" fo:text-transform="none" fo:color="#1d1c1d" style:font-name="Slack-Lato" fo:letter-spacing="normal" fo:font-style="normal" fo:font-weight="normal" officeooo:rsid="00044b68"/>
    </style:style>
    <style:style style:name="T15" style:family="text">
      <style:text-properties fo:font-variant="normal" fo:text-transform="none" fo:color="#1d1c1d" style:font-name="Slack-Lato" fo:letter-spacing="normal" fo:font-style="normal" fo:font-weight="normal" officeooo:rsid="000517ab"/>
    </style:style>
    <style:style style:name="T16" style:family="text">
      <style:text-properties fo:font-variant="normal" fo:text-transform="none" fo:color="#1d1c1d" style:font-name="Slack-Lato" fo:letter-spacing="normal" fo:font-style="normal" officeooo:rsid="00044b68"/>
    </style:style>
    <style:style style:name="T17" style:family="text">
      <style:text-properties fo:font-variant="normal" fo:text-transform="none" fo:color="#1d1c1d" style:font-name="Slack-Lato" fo:letter-spacing="normal" fo:font-style="normal" officeooo:rsid="000517ab"/>
    </style:style>
    <style:style style:name="T18" style:family="text">
      <style:text-properties officeooo:rsid="0008bb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6">W</text:span><text:span text:style-name="T12">ojciech Moszczyński</text:span></text:p>
      <text:p text:style-name="P12"><text:span text:style-name="T12"/></text:p>
      <text:p text:style-name="P11"><text:span text:style-name="T16">C</text:span><text:span text:style-name="T12">zym jest </text:span><text:span text:style-name="T17">r</text:span><text:span text:style-name="T12">eplenishment? </text:span></text:p>
      <text:p text:style-name="P6"/>
      <text:p text:style-name="P2"><text:span text:style-name="T1">To system, który uzupełnia automatycznie braki w towarach w sklepie. Tak najprościej można zdefiniować ten mechanizm. To automat, którego zadaniem </text:span><text:span text:style-name="T6">jest </text:span><text:span text:style-name="T2">dbanie o właściwe zaopatrzenie sklepów.</text:span></text:p>
      <text:p text:style-name="P6"/>
      <text:p text:style-name="P6"/>
      <text:p text:style-name="P6"/>
      <text:p text:style-name="P2"><text:span text:style-name="T2">Aplikacja ta</text:span><text:span text:style-name="T1"> analiz</text:span><text:span text:style-name="T2">uje</text:span><text:span text:style-name="T1"> stan</text:span><text:span text:style-name="T2">y</text:span><text:span text:style-name="T1"> magazynow</text:span><text:span text:style-name="T2">e</text:span><text:span text:style-name="T1"> w sklepie i w przypadku braku towarów wysyła zamówie</text:span><text:span text:style-name="T2">nia</text:span><text:span text:style-name="T1"> do dostawców lub producentów. Automaty zamawiające pojawiły się w Polsce wraz z rozwojem masowej sprzedaży </text:span><text:span text:style-name="T2">w sieciach </text:span><text:span text:style-name="T1">supermarket</text:span><text:span text:style-name="T2">ów</text:span><text:span text:style-name="T1">. Nie sposób było manualnie obsługiwać tak wielkiego wolumenu obrotów. Replenishment zastąpił licznych branżystów i zaopatrzeniowców, </text:span><text:span text:style-name="T2">stał się podstawowym elementem systemu logistycznego wielkich sieci detalicznych</text:span><text:span text:style-name="T1">.</text:span></text:p>
      <text:p text:style-name="P6"/>
      <text:p text:style-name="P3"><text:line-break/><text:span text:style-name="T1">NAJPROSTSZA FORMA REPLENISHMENT</text:span><text:span text:style-name="T3">U</text:span><text:line-break/></text:p>
      <text:p text:style-name="P3"><text:span text:style-name="T1">Warto zauważyć, że </text:span><text:span text:style-name="T3">używanie określenia</text:span><text:span text:style-name="T1"> „automat zamawiający” jest bardziej adekwatny niż angielskie słowo </text:span><text:span text:style-name="T3">r</text:span><text:span text:style-name="T1">eplenishment, które oznacza po prostu </text:span><text:span text:style-name="T3">uzupełnienie</text:span><text:span text:style-name="T1">. Nazwa ta jest mocno zakorzeniona w branży supermarketów. </text:span><text:span text:style-name="T3">R</text:span><text:span text:style-name="T1">eplenishment jest system</text:span><text:span text:style-name="T3">em</text:span><text:span text:style-name="T1">, który na bieżąco analizuje stany magazynowe w sklepach. System pobiera informacje z setek sklepów na temat tysięcy produktów. </text:span><text:span text:style-name="T3">Poszczególne</text:span><text:span text:style-name="T1"> produkt</text:span><text:span text:style-name="T3">y</text:span><text:span text:style-name="T1"> w </text:span><text:span text:style-name="T3">konkretnych</text:span><text:span text:style-name="T1"> sklepach posiada</text:span><text:span text:style-name="T3">ją</text:span><text:span text:style-name="T1"> </text:span><text:span text:style-name="T3">tak zwane </text:span><text:span text:style-name="T1">górne i dolne limity </text:span><text:span text:style-name="T3">magazynowe</text:span><text:span text:style-name="T1">. Są to </text:span><text:span text:style-name="T3">zakresy </text:span><text:span text:style-name="T1">ilości poszczególnych towarów na półkach. Limit </text:span><text:span text:style-name="T3">d</text:span><text:span text:style-name="T1">olny </text:span><text:span text:style-name="T3">określa najmniejszą ilość </text:span><text:span text:style-name="T1">towaru </text:span><text:span text:style-name="T3">na półce</text:span><text:span text:style-name="T1">. Limit górny to ilość towarów, która maksymalnie zmieści się na półce. Gdyby sklep zam</text:span><text:span text:style-name="T7">a</text:span><text:span text:style-name="T1">w</text:span><text:span text:style-name="T7">i</text:span><text:span text:style-name="T1">ał więcej towarów niż ma miejsca, towary musiałyby być składowane na zapleczu lub gdzieś w wolnych przestrzeniach sklepu.</text:span></text:p>
      <text:p text:style-name="P1"><text:span text:style-name="T1">Najprostsza wersja automatu do zamawiania bazuje na </text:span><text:span text:style-name="T3">statycznych </text:span><text:span text:style-name="T1">limitach </text:span><text:span text:style-name="T3">stanów magazynowych </text:span><text:span text:style-name="T1">dla poszczególnych towarów </text:span><text:span text:style-name="T7">w</text:span><text:span text:style-name="T1"> poszczególnych sklepach. Jeżeli stan określonego towaru w </text:span><text:span text:style-name="T3">określonym</text:span><text:span text:style-name="T1"> sklepie zbliża się do dolnej granicy stanu magazynowego, system automatycznie tworzy zamówienie. Wielkość zamówienia nie może przekroczyć górnego limitu stanu magazynowego.</text:span></text:p>
      <text:p text:style-name="P5"/>
      <text:p text:style-name="P5"/>
      <text:p text:style-name="P3"><text:span text:style-name="T3">PROBLEMY Z </text:span><text:span text:style-name="T1">PROSTY</text:span><text:span text:style-name="T3">M</text:span><text:span text:style-name="T1"> REPLENISHMENT</text:span><text:span text:style-name="T3">EM</text:span></text:p>
      <text:p text:style-name="P7"/>
      <text:p text:style-name="P3"><text:span text:style-name="T3">P</text:span><text:span text:style-name="T1">rosta wersja </text:span><text:span text:style-name="T3">r</text:span><text:span text:style-name="T1">eplenishment</text:span><text:span text:style-name="T3">u</text:span><text:span text:style-name="T1"> posiada pewne wady, które w ogromnej skali supermarketów i sieci sprzedaży powodują wielkie straty </text:span><text:span text:style-name="T3">wynikające głównie z </text:span><text:span text:style-name="T1"><text:s/>utraconych przychodów spowodowanych brakami towarów na półkach. Automat wysyła zamówienie w momencie, gdy stan magazynowy zbliża się do dolnej granicy. Czas realizacji zamówienia wynosi kilka dni. W tym czasie towar zostaje wykupiony i </text:span><text:span text:style-name="T4">do czasu przyjścia zamówionej dostawy</text:span><text:span text:style-name="T1"> pozostaje pusta półka. Pusta półka oznacza brak sprzedaży, </text:span><text:span text:style-name="T4">pojawia</text:span><text:span text:style-name="T7">ją</text:span><text:span text:style-name="T4"> się </text:span><text:span text:style-name="T1">koszty utracon</text:span><text:span text:style-name="T4">ej</text:span><text:span text:style-name="T1"> sprzedaży. Rozwiązaniem jest ustawienie dolnych limitów kontrolnych na wyższym poziomie. W tym wypadku automat wysyła zamówienie w momencie, gdy stan magazynowy jest </text:span><text:span text:style-name="T4">jeszcze wysoki</text:span><text:span text:style-name="T1">. Problem polega na tym, że nie wiadomo, ile należy zamówić towaru. Jeżeli towar zostanie zamówiony na poziomie obecnego braku, </text:span><text:span text:style-name="T4">a </text:span><text:span text:style-name="T1">czas trwania zamówienia będzie wynosił </text:span><text:span text:style-name="T4">np. </text:span><text:span text:style-name="T1">tydzień, do czasu dostarczenia dostawy </text:span><text:span text:style-name="T4">towar </text:span><text:span text:style-name="T1">zostanie </text:span><text:soft-page-break/><text:span text:style-name="T1">wykupiony. </text:span><text:span text:style-name="T4">W momencie przyjścia dostawy</text:span><text:span text:style-name="T1"> automat znowu będzie musiał dokonać </text:span><text:span text:style-name="T4">zamówienia,</text:span><text:span text:style-name="T1"> ponieważ bieżący stan magazynowy będzie </text:span><text:span text:style-name="T4">wciąż niski</text:span><text:span text:style-name="T1">. </text:span><text:span text:style-name="T4">Zaopatrywanie sklepu przez <text:s/>małe nieoptymalne wolumeny dostaw to kolejny przykład niepotrzebnych kosztów spowodowanych złą jakością procesu.</text:span><text:span text:style-name="T1"> A co, jeżeli omawiany towar nie zostanie sprzedany a automat zamówi</text:span><text:span text:style-name="T4">ł już</text:span><text:span text:style-name="T1"> więcej </text:span><text:span text:style-name="T4">towaru, bo tak zostały ustawione limity</text:span><text:span text:style-name="T1">? Nastąpi przekroczenie górnego limitu magazynowego i sklep zostanie z nadmiarem towaru. </text:span><text:span text:style-name="T4">O</text:span><text:span text:style-name="T1">pisane wyżej problemy </text:span><text:span text:style-name="T4">mo</text:span><text:span text:style-name="T8">gą</text:span><text:span text:style-name="T4"> dotyczyć jednocześnie tysiąca</text:span><text:span text:style-name="T1"> lub więcej towarów w jednym sklepie. Powstanie chaos, nad którym trudno </text:span><text:span text:style-name="T4">będzie </text:span><text:span text:style-name="T1">zapanować. Dodatkowo dochodzą jeszcze problemy związane z terminem ważności do spożycia </text:span><text:span text:style-name="T4">produktów FMCG</text:span><text:span text:style-name="T1">. Pojawia się aspekt różnych czasów dostaw towarów od różnych dostawców. Jak </text:span><text:span text:style-name="T4">powinien</text:span><text:span text:style-name="T1"> zachowywa</text:span><text:span text:style-name="T4">ć</text:span><text:span text:style-name="T1"> się automat, kiedy sklepy będą organizowały akcje promocyjne. Wtedy </text:span><text:span text:style-name="T4">dla towarów objętych promocją </text:span><text:span text:style-name="T1">statycznie ustawione limity magazynowe będą zbyt małe. Natomiast towary nie objęte promocją, które będą substytucyjne w stosunku do towarów promowanych, będą miały limity zbyt wysokie. Warto też wspomnieć o tym, że towary w sieciach </text:span><text:span text:style-name="T4">detalicznych</text:span><text:span text:style-name="T1"> mogą być również przesyłane pomiędzy sklepami. Łatwo się domyślić, że prosta automat do zamawiania nie jest w stanie sprostać tym wszystkim wyzwaniom.</text:span></text:p>
      <text:p text:style-name="P5"/>
      <text:p text:style-name="P5"/>
      <text:p text:style-name="P4"><text:span text:style-name="T1">REPLANICZNE TO PARTY NA </text:span><text:span text:style-name="T4">MODELACH</text:span><text:span text:style-name="T1"> AUTOREGRESJ</text:span><text:span text:style-name="T4">I ŚREDNICH</text:span></text:p>
      <text:p text:style-name="P8"/>
      <text:p text:style-name="P4"><text:span text:style-name="T1">Prosty </text:span><text:span text:style-name="T3">r</text:span><text:span text:style-name="T1">eplenishment oparty na limitach kontrolnych nie jest w stanie przewidzieć zmian sezonowych. Na przykład lody są sprzedawane przede wszystkim w okresie letnim. Czyli limit dla każdego rodzaju loda powinien być ustawiony indywidualnie, a następnie </text:span><text:span text:style-name="T4">zgodnie z </text:span><text:span text:style-name="T1">sezon</text:span><text:span text:style-name="T4">em lub na podstawie prognozy pogody</text:span><text:span text:style-name="T1"> powinien być zmieniany. Na jakim poziomie ustawić limity lodów? Sprzedaż lodów w dużej części zależy od pogody. Pracownik ustawiający limity powinien sugerować się długoterminowymi prognozami pogody. Wychodzi na to, że pracownik każdego sklepu musi co kilka dni aktualizować limity, </text:span><text:span text:style-name="T4">aby automat zamówił właściwie</text:span><text:span text:style-name="T1">. </text:span><text:span text:style-name="T4">Łatwiej jest już zamawiać lody osobiście.</text:span><text:span text:style-name="T1"> To oczywisty absurd. Pracochłonność i niska efektywność ciągłego korygowania limitów kontrolnych dla setek i tysięcy towarów </text:span><text:span text:style-name="T4">FMCG</text:span><text:span text:style-name="T1"> był</text:span><text:span text:style-name="T4">a</text:span><text:span text:style-name="T1"> głównym powodem rezygnacji z podejścia </text:span><text:span text:style-name="T4">opartego na limitach kontrolnych</text:span><text:span text:style-name="T1">. Limity kontrolne zastąpiono więc prostymi modelami szeregów czasowych </text:span><text:span text:style-name="T4">a</text:span><text:span text:style-name="T1">utoregressive moving average model typu ARMA lub ARIMA. Są to proste modele, </text:span><text:span text:style-name="T4">bazujące na</text:span><text:span text:style-name="T1"> trend</text:span><text:span text:style-name="T4">ach.</text:span><text:span text:style-name="T1"> </text:span><text:span text:style-name="T4">M</text:span><text:span text:style-name="T1">ożna w dużym uproszczeniu powiedzieć, że modele te są czymś w rodzaju średnich kroczących. Za tego typu rozwiązaniem przemawia </text:span><text:span text:style-name="T4">głównie </text:span><text:span text:style-name="T1">prostota </text:span><text:span text:style-name="T4">rozwiązania</text:span><text:span text:style-name="T1">. Modele te przewidują sprzedaż na podstawie </text:span><text:span text:style-name="T4">zachowania sprzedaży w </text:span><text:span text:style-name="T1">ostatnim okres</text:span><text:span text:style-name="T4">ie</text:span><text:span text:style-name="T1">. Algorytm podstawia każdy z tysięcy towarów w sklepach do modelu autoagresyjnego. Model wylicza przyszły stan magazynowy. </text:span><text:span text:style-name="T4">Na przykład a</text:span><text:span text:style-name="T1">utomat już w poniedziałek dokonuje zamówienia, ponieważ </text:span><text:span text:style-name="T4">prognozuje</text:span><text:span text:style-name="T1">, że w czwartek stan magazynowy określonego towaru zbliży się do dolnej granicy magazynowej.</text:span></text:p>
      <text:p text:style-name="P5"/>
      <text:p text:style-name="P8">REPLENICHMENT WYPOSAŻONY W SZTUCZNĄ INTELIGENCJĘ</text:p>
      <text:p text:style-name="P4"><text:span text:style-name="T4">Rozwiązanie oparte na modelach autoregresji średnich jest p</text:span><text:span text:style-name="T1">rzede wszystkim <text:s/>autonomiczny, nie wymaga edytowania limitów kontrolnych stanów magazynowych. Probl</text:span><text:span text:style-name="T9">emem</text:span><text:span text:style-name="T1"> modeli jest to, że prognoz</text:span><text:span text:style-name="T4">ują na</text:span><text:span text:style-name="T1"> po</text:span><text:span text:style-name="T4">d</text:span><text:span text:style-name="T1">sta</text:span><text:span text:style-name="T4">wie</text:span><text:span text:style-name="T1"> ostatniego okresu. Jeżeli w ostatnim okresie było gorąco i lody sprzedawały się w dużych ilościach to model </text:span><text:span text:style-name="T4">ARIMA</text:span><text:span text:style-name="T1"> będzie zakładał, że w przyszłości </text:span><text:span text:style-name="T4">zgodnie z trendem </text:span><text:span text:style-name="T1">lody </text:span><text:span text:style-name="T4">również </text:span><text:span text:style-name="T1">będą się sprzedawały w dużych ilościach. Model zamówi więc znowu dużo lodów, które nie zostaną sprzedane </text:span><text:span text:style-name="T4">ponieważ przyszła jesień</text:span><text:span text:style-name="T1">. </text:span><text:span text:style-name="T4">Sprzedaż lodów drastycznie spadnie a</text:span><text:span text:style-name="T1"> </text:span><text:span text:style-name="T3">r</text:span><text:span text:style-name="T1">eplenishment </text:span><text:span text:style-name="T4">o</text:span><text:span text:style-name="T1">party o autoagresyjne modele średni kroczących </text:span><text:span text:style-name="T4">wywnioskuj</text:span><text:span text:style-name="T9">e,</text:span><text:span text:style-name="T1">żeby </text:span><text:span text:style-name="T4">w</text:span><text:span text:style-name="T1"> następnym okresie nie zamawiać już więcej lodów. </text:span><text:span text:style-name="T4">W wyniku tego „wnioskowania” </text:span><text:span text:style-name="T1"><text:s/>sklepy zostaną z lodami, które zostały zamówione niepotrzebnie. Zjawisko takie </text:span><text:soft-page-break/><text:span text:style-name="T1">pojawi się jednocześnie w skali kilku tysięcy towarów w kilkuset sklepach. </text:span><text:span text:style-name="T4">Oznacza to </text:span><text:span text:style-name="T1">znaczne koszty dla sieci </text:span><text:span text:style-name="T4">detalicznej</text:span><text:span text:style-name="T1">. Dlatego z czasem zaczęto zastępować modele autoagresji średnich ruchomych </text:span><text:span text:style-name="T4">bardziej zaawansowanymi </text:span><text:span text:style-name="T1">modelami machine learning. O modelach takich mówimy, że zawierają elementy sztucznej inteligencji. Modele te bazują na </text:span><text:span text:style-name="T4">znacznie dłuższej, sięgającej nawet kilku lat </text:span><text:span text:style-name="T1">historii sprzedaży. Dzięki temu </text:span><text:span text:style-name="T4">możliwe jest </text:span><text:span text:style-name="T1">uwzględni</text:span><text:span text:style-name="T4">enie</text:span><text:span text:style-name="T1"> sezonowoś</text:span><text:span text:style-name="T10">ci</text:span><text:span text:style-name="T1">. Modele te bazują nie tylko na samej sprzedaży, ale również na zmiennych opisujących </text:span><text:span text:style-name="T4">zjawisko sprzedaży, </text:span><text:span text:style-name="T1">takich jak pogod</text:span><text:span text:style-name="T4">a</text:span><text:span text:style-name="T1"> czy dni tygodnia. Automat zamawiający oparty </text:span><text:span text:style-name="T4">na</text:span><text:span text:style-name="T1"> zaawansowany</text:span><text:span text:style-name="T11">m</text:span><text:span text:style-name="T1"> model</text:span><text:span text:style-name="T11">u</text:span><text:span text:style-name="T1"> klasyfikacji przewidzi </text:span><text:span text:style-name="T4">większość</text:span><text:span text:style-name="T1"> </text:span><text:span text:style-name="T4">przyszłych </text:span><text:span text:style-name="T1">zmian popytu i dzięki temu dokon</text:span><text:span text:style-name="T4">a</text:span><text:span text:style-name="T1"> </text:span><text:span text:style-name="T4">trafnego</text:span><text:span text:style-name="T1"> zamówienia. Trafne zamówienia prowadzą do zmniejszenia strat spowodowanych </text:span><text:span text:style-name="T4">zbyt niskim</text:span><text:span text:style-name="T1"> lub nadmiernym zatowarowaniem sklepów. Działanie takiego systemu jest skomplikowane, ponieważ opiera się o tysiące modeli, które przewidują zachowania klientów </text:span><text:span text:style-name="T4">kupujących określone towary</text:span><text:span text:style-name="T1"> w oparciu o zmienne opisujące.</text:span></text:p>
      <text:p text:style-name="P5"/>
      <text:p text:style-name="P9">MODELE SZTUCZNEJ INTELIGENCJI NIE WYMAGAJĄ OBSŁUGI. </text:p>
      <text:p text:style-name="P10"><text:span text:style-name="T1">Aby zbudować model </text:span><text:span text:style-name="T5">prognostyczny</text:span><text:span text:style-name="T1"> trzeba wybrać odpowiedni algorytm, a następnie przeprowadzić szkolenie tego modelu. Model uczy się na szeregach czasowych sprzedaży z wielu lat. Dobrze wytrenowany model jest w stanie przewidzieć poziom sprzedaży </text:span><text:span text:style-name="T5">z trafnością </text:span><text:span text:style-name="T1">na poziomie od 75 nawet </text:span><text:span text:style-name="T5">do </text:span><text:span text:style-name="T1">95%. Tworzenie modeli trwa długo i wymaga specjalistycznej wiedzy. Współczesne systemy replenichment są umieszczone w chmurach. Modele działające w chmurach same się douczają </text:span><text:span text:style-name="T5">dzięki czemu model nie traci zdolności prognostycznych</text:span><text:span text:style-name="T1">. Co więcej, takie rozwiązanie pozwala tworzyć kolejne modele do kolejnych, nowo pojawiających się towarów.</text:span></text:p>
      <text:p text:style-name="P5"/>
      <text:p text:style-name="P9">PODSUMOWANIE </text:p>
      <text:p text:style-name="P9"/>
      <text:p text:style-name="P10"><text:span text:style-name="T5">R</text:span><text:span text:style-name="T1">eplenichment to bardzo ważny </text:span><text:span text:style-name="T5">element infrastruktury logistycznej</text:span><text:span text:style-name="T1"> branży </text:span><text:span text:style-name="T5">sprzedaży detalicznej</text:span><text:span text:style-name="T1">. Znajomość t</text:span><text:span text:style-name="T5">ego</text:span><text:span text:style-name="T1"> mechanizm</text:span><text:span text:style-name="T5">u</text:span><text:span text:style-name="T1"> może być przydatn</text:span><text:span text:style-name="T5">a</text:span><text:span text:style-name="T1"> dla dostawców towarów, dla piekarzy, dla cukierników. Niektóre sieci sprzedaży piekarni prowadzą również sprzedaż szerokiego asortymentu spożywczego. </text:span><text:span text:style-name="T5">Wiele piekarni i cukierni zaopatruje sklepy wielkopowierzchniowe. </text:span><text:span text:style-name="T1">Mam nadzieję, że niniejsza publikacja przyczyni się do wzrostu wiedzy na temat </text:span><text:span text:style-name="T5">działania logistyki</text:span><text:span text:style-name="T1"> sieci sprzedaży, zwłaszcza sprzedaży produktów FMCG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8T11:43:47.129023397</meta:creation-date>
    <dc:date>2023-03-28T21:22:51.555613134</dc:date>
    <meta:editing-duration>PT2H31M48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3" meta:paragraph-count="17" meta:word-count="1171" meta:character-count="8843" meta:non-whitespace-character-count="7680"/>
  </office:meta>
</office:document-meta>
</file>